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54</text:p>
      <text:p text:style-name="P2">Date (derived from Gregorian calendar)<text:tab/>1893</text:p>
      <text:p text:style-name="P2">Month<text:tab/><text:tab/><text:tab/><text:tab/><text:tab/><text:tab/></text:p>
      <text:p text:style-name="P2">Year<text:tab/><text:tab/><text:tab/><text:tab/><text:tab/><text:tab/>189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Bar mitzvah; Mishnah. Bikkurim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7">For Ki Tav<text:span text:style-name="T2">ó</text:span><text:span text:style-name="T3">t/</text:span></text:p>
      <text:p text:style-name="P7"><text:span text:style-name="T3">About Bikkurim &amp; a/</text:span></text:p>
      <text:p text:style-name="P7"><text:span text:style-name="T3">Bar Mitzvah/</text:span></text:p>
      <text:p text:style-name="P7"><text:span text:style-name="T3"/></text:p>
      <text:p text:style-name="P6"><text:span text:style-name="T3">[Page 1]</text:span></text:p>
      <text:p text:style-name="P6"><text:span text:style-name="T3">Last winter a year, in the course of a series of talks given upon/ the Hebrew ritual, </text:span><text:span text:style-name="T4">which I gave</text:span><text:span text:style-name="T6"> before the </text:span><text:span text:style-name="T7">Mickv</text:span><text:span text:style-name="T9">è</text:span><text:span text:style-name="T7"> Israel</text:span><text:span text:style-name="T8">/ literary association, I incidentally referred to the section/ of the Law that was read this morning. <text:s/>I said, that,/ according to tradition, there were certain instances in/ which </text:span><text:span text:style-name="T5">in which</text:span><text:span text:style-name="T8"> benedictions, confessions and prayers must/ have been read only in the sacred language, just as/ recorded in the five books of Moses. <text:s/>One of those instances is/ chronicled in our Parasha. <text:s/>The Oral code, or Mishnah,/ has left an interesting account of the occasion on which,/ our forefathers--the happy owners of </text:span><text:span text:style-name="T5">the</text:span><text:span text:style-name="T8"> a soil made fruit-/-ful by an industrious cultivation--publicly acknowledged/ God's benefactions, by offering the first ripe fruits of/ their ground. <text:s/>Let me relate the narrative./</text:span></text:p>
      <text:p text:style-name="P6"><text:span text:style-name="T8">A number of representatives of </text:span><text:span text:style-name="T5">different</text:span><text:span text:style-name="T8"> various </text:span><text:span text:style-name="T5">cli</text:span><text:span text:style-name="T8"> cities, met/ at a place previously agreed upon, near Jerusalem. <text:s/>In the morn-/-ing, when about to </text:span><text:span text:style-name="T5">they</text:span><text:span text:style-name="T8"> start</text:span><text:span text:style-name="T5">ed</text:span><text:span text:style-name="T8"> for the capital of Judea, the ap-/-pointed chief, </text:span><text:soft-page-break/><text:span text:style-name="T8">who acted as a guide, cried aloud: "Rise/ and let us go up to Zion, to the house of the Lord/ our God." <text:s/>At that call, the company moved slowly/ on, rehearsing in concert David's psalmody. <text:s/>Entering/ the metropolis, they glowingly sung out: "Our feet are standing/</text:span></text:p>
      <text:p text:style-name="P6"><text:span text:style-name="T8"/></text:p>
      <text:p text:style-name="P6"><text:span text:style-name="T8">[Page 2]</text:span></text:p>
      <text:p text:style-name="P6"><text:span text:style-name="T8">within thy gates, O Jerusalem! <text:s/>Jerusalem compactly built,/ as if another city had been joined to it. <text:s/>For, there tribes go up,/ even the tribes of God, as a statute for Israel, that they/ may thank the name of the Lord." <text:s/>Men of wealth/ would </text:span><text:span text:style-name="T5">present</text:span><text:span text:style-name="T8"> lay their fruits in baskets of gold</text:span><text:span text:style-name="T5">en</text:span><text:span text:style-name="T8"> or silver; </text:span><text:span text:style-name="T5">baskets,</text:span><text:span text:style-name="T8"> others/ in baskets artistically made of willow. <text:s/>The horns of/ the animals carrying on their backs the votive offerings/ were g</text:span><text:span text:style-name="T5">u</text:span><text:span text:style-name="T8">ilded. <text:s/>Round their head wreaths of olive branches/ were entwined. <text:s/>At the sound of drums the multitude/ </text:span><text:span text:style-name="T5">proceeded</text:span><text:span text:style-name="T8"> went forth, greeted everywhere by peasants and journey-/-men, and by mechanics that abounded in Jerusalem./ <text:s/>Now, mount Moriah, on whose summit the Temple raised/ its </text:span><text:span text:style-name="T5">spires</text:span><text:span text:style-name="T8"> turrets, is reached. <text:s/></text:span><text:span text:style-name="T5">There</text:span><text:span text:style-name="T8"> At that sight even </text:span><text:span text:style-name="T5">of</text:span><text:span text:style-name="T8"> a King </text:span><text:span text:style-name="T5">resides</text:span><text:span text:style-name="T8"> would lift up his bas-/-ket on his shoulder and </text:span><text:span text:style-name="T5">says</text:span><text:span text:style-name="T8"> with fervor chant: "Hallelujah, O praise ye/ God in His sanctuary; let every living being praise God"/ Having entered the porch of the Temple, the Levites--/ </text:span><text:span text:style-name="T5">the choristers</text:span><text:span text:style-name="T8"> charged by the Divine Legislator to attune/ their voices to sacred hymns as </text:span><text:span text:style-name="T5">chosen</text:span><text:span text:style-name="T8"> the appointed choristers and players struck the harp and the/ cymbal and in behalf of the nation sung: "I will/ extol Thee, O Lord! for Thou hast raised me up, and/ </text:span><text:span text:style-name="T5">rost payt</text:span><text:span text:style-name="T8"> hast not suffered my enemies to rejoice over me."/ <text:s/></text:span><text:span text:style-name="T5">Soon</text:span><text:span text:style-name="T8"> That completed the officiating priests placed their hands under/ the hands of the Israelites, who offered the product/ of their soil, waving the basket to and fro, while/</text:span></text:p>
      <text:p text:style-name="P6"><text:span text:style-name="T8"/></text:p>
      <text:p text:style-name="P6"><text:span text:style-name="T8">[Page 3]</text:span></text:p>
      <text:p text:style-name="P6"><text:span text:style-name="T8">the person who had </text:span><text:span text:style-name="T5">brought</text:span><text:span text:style-name="T8"> presented the </text:span><text:span text:style-name="T5">votive</text:span><text:span text:style-name="T8"> choice fruits, read in/ Hebrew what our </text:span><text:span text:style-name="T7">Bar Mitzvah</text:span><text:span text:style-name="T8"> was privileged to repeat./ <text:s/>You must have noticed, my brethren, that the confession,/ which, according to tradition</text:span><text:span text:style-name="T5">s</text:span><text:span text:style-name="T8"> must have been said in </text:span><text:span text:style-name="T5">Hebrew,</text:span><text:span text:style-name="T8"> the holy language/ is not such as national or, racial pride--as now a days called--/ would elicit. <text:s/>How different with peoples of antiquity! <text:s/>They boasted of the </text:span><text:span text:style-name="T5">very</text:span><text:span text:style-name="T8"> highest/ origin imaginable, or unimaginable. <text:s/>Many pointed to an extraction supernatural to a/ descant from the very deities </text:span><text:span text:style-name="T5">but</text:span><text:span text:style-name="T8"> they adored. <text:s/>A weakness which has extended much further for not only nations and tribes indulged/ in that vanity, individuals also would wish to make us believe/ that they have issued from a stock </text:span><text:span text:style-name="T5">signally</text:span><text:span text:style-name="T8"> excelling in nobility, as if that by itself should insure universal respect. <text:s/>I know/ of some who resented as an unpardonable offence the mere/ intimation that they had sprung from a humble parentage./ <text:s/>Mark then well what the rich professor of fields and/ vineyards; the opulent farmer, confessed before God. <text:s/>"My father was a Syrian ready/ to perish;" that is, Jacob from whom the twelve tribes proceeded/ left his parental house to roam abroad and earn in Aram a livelihood by the/ work of his hands. <text:s/>He grew slowly at first in number and </text:span><text:span text:style-name="T5">riches</text:span><text:span text:style-name="T8"> wealth/ and when </text:span><text:span text:style-name="T5">he became larger</text:span><text:span text:style-name="T8"> his progeny grew more affluently and stronger, he was enslaved, reviled/ and scourged. <text:s/>He might have been altogether lost by rea-/-son of a crushing oppression, had not a compassionate Lord/ torn off the yoke and brought the seed of </text:span><text:span text:style-name="T5">Jacob</text:span><text:span text:style-name="T8"> Israel to safety./</text:span></text:p>
      <text:p text:style-name="P6"><text:span text:style-name="T8"/></text:p>
      <text:p text:style-name="P6"><text:span text:style-name="T8">[Page 4]</text:span></text:p>
      <text:p text:style-name="P6"><text:span text:style-name="T8">Say, my Brethren, was there any disgrace in that admis-/-sion of a lowly beginning? <text:s/>None, in the least your thinking minds will immediately answer. <text:s/>Nay, </text:span><text:span text:style-name="T5">it was</text:span><text:span text:style-name="T8"> you will recognize it as most honorable, because/ it called forth expressions of gratitude to the Most High,/ who uplifts the lowly that they may acquire nobility,/ </text:span><text:span text:style-name="T5">worthy of a</text:span><text:span text:style-name="T8"> on which righteousness prides itself--the nobility of character./ <text:s/>Mark again, how sublime in its closing sentence the portion perused by our young/ brother. </text:span><text:span text:style-name="T5">in its closing sentence</text:span><text:span text:style-name="T8"> <text:s/>The religion of Moses,/ which is the religion of reason and the religion of human/ kindness, invites the wealthy owner of oxen and sheep/ and gardens and orchards, to rejoice because of all the/ good which the Lord has vouchsafed to bestow. <text:s/>But/ how was he to rejoice? <text:s/>By storing every thing away that/ he had gathered? <text:s/>By looking for the opportunity when/ he </text:span><text:span text:style-name="T5">may</text:span><text:span text:style-name="T8"> might sell to the greatest </text:span><text:soft-page-break/><text:span text:style-name="T8">advantage, even if he fattened/ on the flesh of creatures </text:span><text:span text:style-name="T5">who have been</text:span><text:span text:style-name="T8"> reduced to penury?/ <text:s/>You have heard the sentence from the lips of the lad whom we welcome/ as a fellow congregant. <text:s/>[Hebrew]/ [Hebrew] "Thou shalt rejoice in all the good that the/ Lord thy God has given unto thee and to thy household, thou and/ the Levite and the stranger that is in the midst of/ thee." <text:s/>To enjoy wealth then means, in the language/ of the Hebrew scriptures, to share </text:span><text:span text:style-name="T5">it</text:span><text:span text:style-name="T8"> the Lord's benefactions with those/ who do not possess </text:span><text:span text:style-name="T5">it</text:span><text:span text:style-name="T8"> the organs to gain riches; such as the Levites of old, who/ had no portion in the land, depending on the votive offerings of the/</text:span></text:p>
      <text:p text:style-name="P6"><text:span text:style-name="T8"/></text:p>
      <text:p text:style-name="P6"><text:span text:style-name="T8">[Page 5]</text:span></text:p>
      <text:p text:style-name="P6"><text:span text:style-name="T8">faithful, in compensation </text:span><text:span text:style-name="T5">of</text:span><text:span text:style-name="T8"> for their officiating at the Temple,/ and teaching the Law of God to multitudes; such were/ also the strangers, who did not own a land, but for whom/ the Pentateuch demanded </text:span><text:span text:style-name="T5">that they be treated with</text:span><text:span text:style-name="T8"> the greatest/ consideration as it often repeats: "Ye shall love the stranger for strangers ye were in the land of Egypt." <text:s/>My Dear Bar Mitzvah. <text:s/>What you have/ read for our edification, is the teaching of the religion, which/ will acknowledge you form this day a member qualified/ to form a quorum for the services, publicly rendered in the house/ of God. <text:s/>Here your own father stood to </text:span><text:span text:style-name="T5">make pronounce</text:span><text:span text:style-name="T8"> declare his/ allegiance to the Torah, when at the age which you have/ just attained. <text:s/>Here your father's father stood, repre-/-senting at a stage of this congregation's </text:span><text:span text:style-name="T5">in</text:span><text:span text:style-name="T8"> history its temporal </text:span><text:span text:style-name="T5">government</text:span><text:span text:style-name="T8"> interests, and/ here, I hope, you will continue to worship the One Eter-/-nal God. <text:s/>for that I make supplication. <text:s/>I eagerly/ </text:span><text:span text:style-name="T5">wish</text:span><text:span text:style-name="T8"> desire that you may remain attached to the venerable/ Mickv</text:span><text:span text:style-name="T10">é</text:span><text:span text:style-name="T8"> Israel in spirit, as well as personally. <text:s/>Ap-/-preciate your descent from the tribe to which you belong./ <text:s/>It is honorable, because tradition relates that Aaron gloried/ in serving God by serving His creatures. <text:s/>The books of our/ post Biblical literature state that the first High Priest/ consecrated to </text:span><text:span text:style-name="T5">the service of</text:span><text:span text:style-name="T8"> the Lord, found delight in promoting peace. <text:s/>He would call to his/ aid for that blissful purpose, exhortations, gentle coun-/-sel, entreaties, all </text:span><text:span text:style-name="T5">means</text:span><text:span text:style-name="T8"> arts of fine persuasion in order to restore tranquillity[sic!] among families, to bring the/ hearts of children closer to the hearts of their parents, to/</text:span></text:p>
      <text:p text:style-name="P6"><text:span text:style-name="T8"/></text:p>
      <text:p text:style-name="P6"><text:span text:style-name="T8">[Page 6]</text:span></text:p>
      <text:p text:style-name="P6"><text:span text:style-name="T8">endear ever to one another those who were fed at/ the same parental table, cared and </text:span><text:span text:style-name="T5">cared for and</text:span><text:span text:style-name="T8"> provided </text:span><text:span text:style-name="T5">for</text:span><text:span text:style-name="T8"> for by/ the same </text:span><text:span text:style-name="T5">father and mother</text:span><text:span text:style-name="T8"> earthly guardians of our childhood and youth. <text:s/>May you follow/ in that respect the footsteps of the first Cohen./ <text:s/>Both the Scriptures and the Talmud regard </text:span><text:span text:style-name="T5">you</text:span><text:span text:style-name="T8"> the Cohen with/ special value, as the conservators of the Torah in various/ </text:span><text:span text:style-name="T5">stages</text:span><text:span text:style-name="T8"> periods of our history. <text:s/>Therefore certain prerogatives have/ been granted to the Cohen, one of which you exercised/ this morning, when you ascended this sacred desk and perused for us a portion most fittingly </text:span><text:span text:style-name="T5">applyc</text:span><text:span text:style-name="T8"> applicable./ <text:s/>Let this day be then a mile stone in your life, at which/ you will retrospectively look, and keep in the path/ of traditional Judaism. <text:s/>This day, on which your/ best of friends, your father and mother are doubtless glad-/-dened because you have been spared to them, </text:span><text:span text:style-name="T5">endeavour</text:span><text:span text:style-name="T8"> try to heighten/ their joyfulness by the assurance that you will grow/ from a manly boy to a man irreproachably good, un-/-swervedly true. <text:s/>May the knowledge which you will/ acquire hereafter widen your intellect, but also soften your/ feelings, and let me </text:span><text:span text:style-name="T5">give</text:span><text:span text:style-name="T8"> offer you </text:span><text:span text:style-name="T5">the assurance of</text:span><text:span text:style-name="T8"> my/ sincere wishes for your happiness </text:span><text:span text:style-name="T5">here</text:span><text:span text:style-name="T8"> until a very/ old age shall have justified the anticipations </text:span><text:span text:style-name="T5">the</text:span><text:span text:style-name="T8">/ formed by your relations and friends on the Sabbath Ki Tabot </text:span><text:span text:style-name="T5">of</text:span><text:span text:style-name="T8">/ of the year 5654 of the world's creation. <text:s/></text:span><text:span text:style-name="T5">creation 5654 of the</text:span><text:span text:style-name="T8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3:55:38.75</meta:creation-date>
    <meta:document-statistic meta:table-count="0" meta:image-count="0" meta:object-count="0" meta:page-count="4" meta:paragraph-count="81" meta:word-count="1726" meta:character-count="10484"/>
    <dc:date>2012-09-18T14:42:42</dc:date>
    <dc:creator>Penn Libraries</dc:creator>
    <meta:editing-duration>PT00H06M01S</meta:editing-duration>
    <meta:editing-cycles>1</meta:editing-cycles>
    <meta:generator>OpenOffice.org/3.2$Win32 OpenOffice.org_project/320m12$Build-9483</meta:generator>
  </office:meta>
</office:document-meta>
</file>